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 svg:panose-1="0 0 0 0 0 0 0 0 0 0"/>
    <style:font-face style:name="Fira Code" svg:font-family="Fira Code" style:font-family-generic="roman"/>
  </office:font-face-decls>
  <office:automatic-styles>
    <style:style style:name="P1" style:parent-style-name="Normal" style:master-page-name="MP0" style:family="paragraph">
      <style:paragraph-properties fo:break-before="page" fo:margin-bottom="0.3333in" style:line-height-at-least="0.3465in"/>
      <style:text-properties style:font-name="Roboto" style:font-name-asian="Times New Roman" fo:color="#666666" fo:font-size="19pt" style:font-size-asian="19pt" style:font-size-complex="19pt" style:language-asian="en" style:country-asian="GB"/>
    </style:style>
    <style:style style:name="P2" style:parent-style-name="Normal" style:family="paragraph">
      <style:paragraph-properties fo:margin-bottom="0.3333in" fo:line-height="100%"/>
      <style:text-properties style:font-name="Roboto" style:font-name-asian="Times New Roman" fo:color="#404040" fo:font-size="14.5pt" style:font-size-asian="14.5pt" style:font-size-complex="14.5pt" style:language-asian="en" style:country-asian="GB"/>
    </style:style>
    <style:style style:name="P3" style:parent-style-name="Normal" style:family="paragraph">
      <style:paragraph-properties fo:margin-bottom="0.3333in" fo:line-height="100%"/>
      <style:text-properties style:font-name="Roboto" style:font-name-asian="Times New Roman" fo:color="#404040" fo:font-size="14.5pt" style:font-size-asian="14.5pt" style:font-size-complex="14.5pt" style:language-asian="en" style:country-asian="GB"/>
    </style:style>
    <style:style style:name="P4" style:parent-style-name="Normal" style:family="paragraph">
      <style:paragraph-properties fo:margin-bottom="0.3333in" fo:line-height="100%"/>
      <style:text-properties style:font-name="Roboto" style:font-name-asian="Times New Roman" fo:color="#404040" fo:font-size="14.5pt" style:font-size-asian="14.5pt" style:font-size-complex="14.5pt" style:language-asian="en" style:country-asian="GB"/>
    </style:style>
    <style:style style:name="P5" style:parent-style-name="Heading1" style:family="paragraph">
      <style:text-properties style:font-name-asian="Times New Roman" style:language-asian="en" style:country-asian="GB"/>
    </style:style>
    <style:style style:name="P6" style:parent-style-name="Normal" style:family="paragraph">
      <style:paragraph-properties style:vertical-align="auto" fo:margin-bottom="0in" fo:line-height="100%" fo:background-color="#2D2A2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" style:parent-style-name="DefaultParagraphFont" style:family="text">
      <style:text-properties style:font-name="Fira Code" style:font-name-asian="Times New Roman" style:font-name-complex="Courier New" fo:font-style="italic" style:font-style-asian="italic" style:font-style-complex="italic" fo:color="#AB9DF5" fo:font-size="10.5pt" style:font-size-asian="10.5pt" style:font-size-complex="10.5pt" style:language-asian="en" style:country-asian="GB"/>
    </style:style>
    <style:style style:name="T8" style:parent-style-name="DefaultParagraphFont" style:family="text">
      <style:text-properties style:font-name="Fira Code" style:font-name-asian="Times New Roman" style:font-name-complex="Courier New" fo:color="#AEDC70" fo:font-size="10.5pt" style:font-size-asian="10.5pt" style:font-size-complex="10.5pt" style:language-asian="en" style:country-asian="GB"/>
    </style:style>
    <style:style style:name="T9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10" style:parent-style-name="DefaultParagraphFont" style:family="text">
      <style:text-properties style:font-name="Fira Code" style:font-name-asian="Times New Roman" style:font-name-complex="Courier New" fo:color="#F59762" fo:font-size="10.5pt" style:font-size-asian="10.5pt" style:font-size-complex="10.5pt" style:language-asian="en" style:country-asian="GB"/>
    </style:style>
    <style:style style:name="T11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12" style:parent-style-name="DefaultParagraphFont" style:family="text">
      <style:text-properties style:font-name="Fira Code" style:font-name-asian="Times New Roman" style:font-name-complex="Courier New" fo:font-style="italic" style:font-style-asian="italic" style:font-style-complex="italic" fo:color="#AB9DF5" fo:font-size="10.5pt" style:font-size-asian="10.5pt" style:font-size-complex="10.5pt" style:language-asian="en" style:country-asian="GB"/>
    </style:style>
    <style:style style:name="T13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14" style:parent-style-name="DefaultParagraphFont" style:family="text">
      <style:text-properties style:font-name="Fira Code" style:font-name-asian="Times New Roman" style:font-name-complex="Courier New" fo:color="#F59762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Fira Code" style:font-name-asian="Times New Roman" style:font-name-complex="Courier New" fo:font-style="italic" style:font-style-asian="italic" style:font-style-complex="italic" fo:color="#AB9DF5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18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19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Fira Code" style:font-name-asian="Times New Roman" style:font-name-complex="Courier New" fo:font-style="italic" style:font-style-asian="italic" style:font-style-complex="italic" fo:color="#AB9DF5" fo:font-size="10.5pt" style:font-size-asian="10.5pt" style:font-size-complex="10.5pt" style:language-asian="en" style:country-asian="GB"/>
    </style:style>
    <style:style style:name="T21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22" style:parent-style-name="DefaultParagraphFont" style:family="text">
      <style:text-properties style:font-name="Fira Code" style:font-name-asian="Times New Roman" style:font-name-complex="Courier New" fo:color="#F59762" fo:font-size="10.5pt" style:font-size-asian="10.5pt" style:font-size-complex="10.5pt" style:language-asian="en" style:country-asian="GB"/>
    </style:style>
    <style:style style:name="T23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24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25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26" style:parent-style-name="DefaultParagraphFont" style:family="text">
      <style:text-properties style:font-name="Fira Code" style:font-name-asian="Times New Roman" style:font-name-complex="Courier New" fo:color="#FCFCFA" fo:font-size="10.5pt" style:font-size-asian="10.5pt" style:font-size-complex="10.5pt" style:language-asian="en" style:country-asian="GB"/>
    </style:style>
    <style:style style:name="T27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28" style:parent-style-name="DefaultParagraphFont" style:family="text">
      <style:text-properties style:font-name="Fira Code" style:font-name-asian="Times New Roman" style:font-name-complex="Courier New" fo:color="#AEDC70" fo:font-size="10.5pt" style:font-size-asian="10.5pt" style:font-size-complex="10.5pt" style:language-asian="en" style:country-asian="GB"/>
    </style:style>
    <style:style style:name="T29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30" style:parent-style-name="DefaultParagraphFont" style:family="text">
      <style:text-properties style:font-name="Fira Code" style:font-name-asian="Times New Roman" style:font-name-complex="Courier New" fo:color="#F59762" fo:font-size="10.5pt" style:font-size-asian="10.5pt" style:font-size-complex="10.5pt" style:language-asian="en" style:country-asian="GB"/>
    </style:style>
    <style:style style:name="T31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32" style:parent-style-name="DefaultParagraphFont" style:family="text">
      <style:text-properties style:font-name="Fira Code" style:font-name-asian="Times New Roman" style:font-name-complex="Courier New" fo:color="#AEDC70" fo:font-size="10.5pt" style:font-size-asian="10.5pt" style:font-size-complex="10.5pt" style:language-asian="en" style:country-asian="GB"/>
    </style:style>
    <style:style style:name="T33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34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35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36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T37" style:parent-style-name="DefaultParagraphFont" style:family="text">
      <style:text-properties style:font-name="Fira Code" style:font-name-asian="Times New Roman" style:font-name-complex="Courier New" fo:color="#86DDE9" fo:font-size="10.5pt" style:font-size-asian="10.5pt" style:font-size-complex="10.5pt" style:language-asian="en" style:country-asian="GB"/>
    </style:style>
    <style:style style:name="P38" style:parent-style-name="Normal" style:family="paragraph">
      <style:paragraph-properties fo:margin-bottom="0.3333in" fo:line-height="100%"/>
    </style:style>
  </office:automatic-styles>
  <office:body>
    <office:text text:use-soft-page-breaks="true">
      <text:p text:style-name="P1">Some overview text.</text:p>
      <text:p text:style-name="P2">I’ve been hearing about making websites since I first started school, but I’ll admit I took one look at it and it scared me.</text:p>
      <text:p text:style-name="P3">I focused on just learning vanilla and working with ice-cream in a professional setting. After a few frustrated, failed attempts, I finally started to get it.</text:p>
      <text:p text:style-name="P4">I tried to condense everything I’ve learned into a nice introduction to share with you, so here it is.</text:p>
      <text:h text:style-name="P5" text:outline-level="1">Code</text:h>
      <text:p text:style-name="P6"><text:span text:style-name="T7">export function<text:s/></text:span><text:span text:style-name="T8">AssertSuccess</text:span><text:span text:style-name="T9">(</text:span><text:span text:style-name="T10">isMock</text:span><text:span text:style-name="T11">:<text:s/></text:span><text:span text:style-name="T12">boolean</text:span><text:span text:style-name="T13">,<text:s/></text:span><text:span text:style-name="T14">message</text:span><text:span text:style-name="T15">?:<text:s/></text:span><text:span text:style-name="T16">string</text:span><text:span text:style-name="T17">) {</text:span><text:span text:style-name="T18"><text:line-break/></text:span><text:span text:style-name="T19"><text:s text:c="4"/></text:span><text:span text:style-name="T20">if</text:span><text:span text:style-name="T21">(!</text:span><text:span text:style-name="T22">isMock</text:span><text:span text:style-name="T23">) {</text:span><text:span text:style-name="T24"><text:line-break/></text:span><text:span text:style-name="T25"><text:s text:c="8"/></text:span><text:span text:style-name="T26">console</text:span><text:span text:style-name="T27">.</text:span><text:span text:style-name="T28">info</text:span><text:span text:style-name="T29">(</text:span><text:span text:style-name="T30">message<text:s/></text:span><text:span text:style-name="T31">||<text:s/></text:span><text:span text:style-name="T32">"ASSERT SUCCESS"</text:span><text:span text:style-name="T33">);</text:span><text:span text:style-name="T34"><text:line-break/></text:span><text:span text:style-name="T35"><text:s text:c="4"/>}</text:span><text:span text:style-name="T36"><text:line-break/></text:span><text:span text:style-name="T37">}</text:span></text:p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 svg:panose-1="0 0 0 0 0 0 0 0 0 0"/>
    <style:font-face style:name="Fira Code" svg:font-family="Fira Code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oken" style:display-name="token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 Brannon</meta:initial-creator>
    <dc:creator>Jeff Brannon</dc:creator>
    <meta:creation-date>2018-08-21T19:14:00Z</meta:creation-date>
    <dc:date>2018-08-27T18:22:00Z</dc:date>
    <meta:template xlink:href="Normal.dotm" xlink:type="simple"/>
    <meta:editing-cycles>5</meta:editing-cycles>
    <meta:editing-duration>PT3180S</meta:editing-duration>
    <meta:document-statistic meta:page-count="1" meta:paragraph-count="1" meta:word-count="83" meta:character-count="556" meta:row-count="3" meta:non-whitespace-character-count="474"/>
  </office:meta>
</office:document-meta>
</file>